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140000050100000232624F79BB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ukOT-Regular" svg:font-family="SanukOT-Regular" style:font-adornments="Regular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0.23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766cm"/>
    </style:style>
    <style:style style:name="co10" style:family="table-column">
      <style:table-column-properties fo:break-before="auto" style:column-width="1.573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2.861cm"/>
    </style:style>
    <style:style style:name="co14" style:family="table-column">
      <style:table-column-properties fo:break-before="auto" style:column-width="1.931cm"/>
    </style:style>
    <style:style style:name="co15" style:family="table-column">
      <style:table-column-properties fo:break-before="auto" style:column-width="3.314cm"/>
    </style:style>
    <style:style style:name="co16" style:family="table-column">
      <style:table-column-properties fo:break-before="auto" style:column-width="2.399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78cm" fo:break-before="auto" style:use-optimal-row-height="false"/>
    </style:style>
    <style:style style:name="ro3" style:family="table-row">
      <style:table-row-properties style:row-height="1.205cm" fo:break-before="auto" style:use-optimal-row-height="false"/>
    </style:style>
    <style:style style:name="ro4" style:family="table-row">
      <style:table-row-properties style:row-height="0.713cm" fo:break-before="auto" style:use-optimal-row-height="fals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0.601cm" fo:break-before="auto" style:use-optimal-row-height="fals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Dra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cell-protect="protected" style:print-content="true" fo:padding="0.071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" style:family="table-cell" style:parent-style-name="Default" style:data-style-name="N144">
      <style:table-cell-properties style:cell-protect="protected" style:print-content="true" fo:padding="0.071cm"/>
      <style:text-properties style:use-window-font-color="true" style:text-outline="false" style:text-line-through-styl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5" style:family="table-cell" style:parent-style-name="Default" style:data-style-name="N144"/>
    <style:style style:name="ce6" style:family="table-cell" style:parent-style-name="Default" style:data-style-name="N144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4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8" style:family="table-cell" style:parent-style-name="Default" style:data-style-name="N144">
      <style:table-cell-properties style:cell-protect="protected" style:print-content="true" fo:padding="0.071cm"/>
      <style:text-properties style:use-window-font-color="true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0" style:family="table-cell" style:parent-style-name="Default" style:data-style-name="N144">
      <style:table-cell-properties style:cell-protect="protected" style:print-content="true" fo:padding="0.071cm"/>
    </style:style>
    <style:style style:name="ce11" style:family="table-cell" style:parent-style-name="Default" style:data-style-name="N144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Default" style:data-style-name="N139">
      <style:table-cell-properties style:cell-protect="protected" style:print-content="true" fo:padding="0.071cm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1"/>
    <style:style style:name="ce17" style:family="table-cell" style:parent-style-name="Default" style:data-style-name="N143">
      <style:table-cell-properties style:cell-protect="protected" style:print-content="true" fo:padding="0.071cm"/>
    </style:style>
    <style:style style:name="ce18" style:family="table-cell" style:parent-style-name="Default" style:data-style-name="N143"/>
    <style:style style:name="ce19" style:family="table-cell" style:parent-style-name="Default" style:data-style-name="N143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 style:data-style-name="N143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1">
      <style:table-cell-properties style:cell-protect="protected" style:print-content="true" fo:padding="0.071cm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padding="0.071cm"/>
      <style:paragraph-properties fo:text-align="center" fo:margin-left="0cm"/>
    </style:style>
    <style:style style:name="ce25" style:family="table-cell" style:parent-style-name="Default">
      <style:table-cell-properties style:cell-protect="protected" style:print-content="true" style:text-align-source="fix" style:repeat-content="false" fo:padding="0.071cm"/>
      <style:paragraph-properties fo:text-align="center" fo:margin-left="0cm"/>
    </style:style>
    <style:style style:name="ce26" style:family="table-cell" style:parent-style-name="Default">
      <style:table-cell-properties style:cell-protect="protected" style:print-content="true" style:text-align-source="fix" style:repeat-content="false" fo:padding="0.07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44"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style:cell-protect="protected" style:print-content="true" fo:padding="0.071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cell-protect="protected" style:print-content="true" fo:padding="0.071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cell-protect="protected" style:print-content="true" fo:wrap-option="wrap" fo:padding="0.071cm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fo:padding="0.071cm" style:vertical-align="middle"/>
      <style:paragraph-properties fo:text-align="end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style:text-align-source="fix" style:repeat-content="false" fo:padding="0.071cm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true" fo:padding="0.071cm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2pt" style:font-size-asian="12pt" style:font-size-complex="12pt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Geneva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Genev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Geneva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Genev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Geneva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Genev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anukOT-Regula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status="enable"/>
      </table:calculation-settings>
      <table:table table:name="Drag" table:style-name="ta1">
        <office:forms form:automatic-focus="false" form:apply-design-mode="false"/>
        <table:shapes>
          <draw:frame draw:z-index="0" draw:style-name="gr1" draw:text-style-name="P1" svg:width="20.946cm" svg:height="12.482cm" svg:x="4.706cm" svg:y="12.713cm">
            <draw:object draw:notify-on-update-of-ranges="Drag.O5:Drag.O17 Drag.P3:Drag.P4 Drag.P5:Drag.P17 Drag.O5:Drag.O17 Drag.Q3:Drag.Q4 Drag.Q5:Drag.Q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8"/>
        <table:table-column table:style-name="co3" table:visibility="collapse" table:default-cell-style-name="ce9"/>
        <table:table-column table:style-name="co4" table:default-cell-style-name="ce10"/>
        <table:table-column table:style-name="co5" table:default-cell-style-name="ce11"/>
        <table:table-column table:style-name="co3" table:visibility="collapse" table:default-cell-style-name="ce1"/>
        <table:table-column table:style-name="co6" table:visibility="collapse" table:default-cell-style-name="ce1"/>
        <table:table-column table:style-name="co6" table:default-cell-style-name="ce12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9" table:default-cell-style-name="ce1"/>
        <table:table-column table:style-name="co10" table:default-cell-style-name="ce17"/>
        <table:table-column table:style-name="co11" table:default-cell-style-name="ce21"/>
        <table:table-column table:style-name="co12" table:default-cell-style-name="ce21"/>
        <table:table-column table:style-name="co13" table:default-cell-style-name="ce1"/>
        <table:table-column table:style-name="co14" table:default-cell-style-name="ce1"/>
        <table:table-column table:style-name="co15" table:default-cell-style-name="ce32"/>
        <table:table-column table:style-name="co16" table:number-columns-repeated="241" table:default-cell-style-name="ce1"/>
        <table:table-column table:style-name="co16" table:number-columns-repeated="766" table:default-cell-style-name="Default"/>
        <table:table-row table:style-name="ro1">
          <table:table-cell/>
          <table:table-cell table:style-name="ce4" office:value-type="string" calcext:value-type="string">
            <text:p>Lift-to-drag ratios calculated from turbulent skin friction drag</text:p>
          </table:table-cell>
          <table:table-cell table:number-columns-repeated="11"/>
          <table:table-cell table:style-name="ce24"/>
          <table:table-cell table:style-name="ce25" table:number-columns-repeated="2"/>
          <table:table-cell table:style-name="ce26"/>
          <table:table-cell table:number-columns-repeated="1007"/>
        </table:table-row>
        <table:table-row table:style-name="ro2">
          <table:table-cell table:style-name="Default"/>
          <table:table-cell table:style-name="ce5" office:value-type="string" calcext:value-type="string">
            <text:p>(Original drag values measured on 8 m rowing shell with 2.2 m<text:span text:style-name="T2">²</text:span> wetted surface)</text:p>
          </table:table-cell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3"/>
          <table:table-cell table:style-name="Default" table:number-columns-repeated="3"/>
          <table:table-cell table:style-name="ce18"/>
          <table:table-cell table:style-name="ce16" table:number-columns-repeated="2"/>
          <table:table-cell table:style-name="Default" table:number-columns-repeated="2"/>
          <table:table-cell table:style-name="ce27"/>
          <table:table-cell table:style-name="Default"/>
          <table:table-cell table:style-name="ce33" table:number-columns-repeated="240"/>
          <table:table-cell table:style-name="ce37" table:number-columns-repeated="764"/>
          <table:table-cell table:number-columns-repeated="2"/>
        </table:table-row>
        <table:table-row table:style-name="ro3">
          <table:table-cell table:style-name="ce2"/>
          <table:table-cell table:style-name="ce6" office:value-type="string" calcext:value-type="string">
            <text:p>Hull Length</text:p>
          </table:table-cell>
          <table:table-cell table:style-name="ce2" office:value-type="string" calcext:value-type="string">
            <text:p>Medium</text:p>
          </table:table-cell>
          <table:table-cell table:style-name="ce6" office:value-type="string" calcext:value-type="string">
            <text:p>Speed</text:p>
          </table:table-cell>
          <table:table-cell table:style-name="ce6" office:value-type="string" calcext:value-type="string">
            <text:p>Wetted Surface</text:p>
          </table:table-cell>
          <table:table-cell table:style-name="ce2" office:value-type="string" calcext:value-type="string">
            <text:p>Kin. Viscosity</text:p>
          </table:table-cell>
          <table:table-cell table:style-name="ce2" office:value-type="string" calcext:value-type="string">
            <text:p>Density</text:p>
          </table:table-cell>
          <table:table-cell table:style-name="ce14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Speed</text:p>
          </table:table-cell>
          <table:table-cell table:style-name="ce2" office:value-type="string" calcext:value-type="string">
            <office:annotation draw:style-name="gr2" draw:text-style-name="P3" svg:width="2.899cm" svg:height="1.434cm" svg:x="13.982cm" svg:y="0.516cm" draw:caption-point-x="-0.61cm" draw:caption-point-y="1.51cm">
              <dc:creator>TS</dc:creator>
              <dc:date>2017-12-14T00:00:00</dc:date>
              <text:p text:style-name="P2">should be over 1'000'000 for correct results</text:p>
            </office:annotation>
            <text:p>Reynolds Nr.</text:p>
          </table:table-cell>
          <table:table-cell table:style-name="ce19" office:value-type="string" calcext:value-type="string">
            <text:p>Drag</text:p>
          </table:table-cell>
          <table:table-cell table:style-name="ce22" office:value-type="string" calcext:value-type="string">
            <text:p>Power</text:p>
          </table:table-cell>
          <table:table-cell table:style-name="ce22" office:value-type="string" calcext:value-type="string">
            <text:p>Total weight</text:p>
          </table:table-cell>
          <table:table-cell table:style-name="ce2" office:value-type="string" calcext:value-type="string">
            <office:annotation draw:style-name="gr2" draw:text-style-name="P3" svg:width="2.899cm" svg:height="1.023cm" svg:x="22.881cm" svg:y="0.516cm" draw:caption-point-x="-0.61cm" draw:caption-point-y="1.51cm">
              <dc:creator>TS</dc:creator>
              <dc:date>2017-12-14T00:00:00</dc:date>
              <text:p text:style-name="P3">Total mass – rider mass</text:p>
            </office:annotation>
            <text:p>Payload mass</text:p>
          </table:table-cell>
          <table:table-cell table:style-name="ce2" office:value-type="string" calcext:value-type="string">
            <text:p>Hull L/D</text:p>
          </table:table-cell>
          <table:table-cell table:style-name="ce28" office:value-type="string" calcext:value-type="string">
            <office:annotation draw:style-name="gr2" draw:text-style-name="P3" svg:width="2.899cm" svg:height="2.256cm" svg:x="28.127cm" svg:y="0.516cm" draw:caption-point-x="-0.61cm" draw:caption-point-y="1.51cm">
              <dc:creator>TS</dc:creator>
              <dc:date>2017-12-14T00:00:00</dc:date>
              <text:p text:style-name="P3">using metabolic efficiency of 25% and BMR of 100W</text:p>
            </office:annotation>
            <text:p>Energy cost L/D</text:p>
          </table:table-cell>
          <table:table-cell table:style-name="ce2"/>
          <table:table-cell table:style-name="ce34" table:number-columns-repeated="240"/>
          <table:table-cell table:style-name="ce38" table:number-columns-repeated="764"/>
          <table:table-cell table:style-name="ce2"/>
          <table:table-cell table:style-name="ce40"/>
        </table:table-row>
        <table:table-row table:style-name="ro4">
          <table:table-cell table:style-name="ce3"/>
          <table:table-cell table:style-name="ce7" office:value-type="string" calcext:value-type="string">
            <text:p>m</text:p>
          </table:table-cell>
          <table:table-cell table:style-name="ce3"/>
          <table:table-cell table:style-name="ce7" office:value-type="string" calcext:value-type="string">
            <text:p>m/s</text:p>
          </table:table-cell>
          <table:table-cell table:style-name="ce7" office:value-type="string" calcext:value-type="string">
            <text:p>m<text:span text:style-name="T2">²</text:span></text:p>
          </table:table-cell>
          <table:table-cell table:style-name="ce3" office:value-type="string" calcext:value-type="string">
            <text:p>s/m<text:span text:style-name="T2">²</text:span></text:p>
          </table:table-cell>
          <table:table-cell table:style-name="ce3" office:value-type="string" calcext:value-type="string">
            <text:p>kg/m<text:span text:style-name="T2">³</text:span></text:p>
          </table:table-cell>
          <table:table-cell table:style-name="ce15"/>
          <table:table-cell table:style-name="ce3" office:value-type="string" calcext:value-type="string">
            <text:p>km/h</text:p>
          </table:table-cell>
          <table:table-cell table:style-name="ce3" office:value-type="string" calcext:value-type="string">
            <text:p>knots</text:p>
          </table:table-cell>
          <table:table-cell table:style-name="ce3"/>
          <table:table-cell table:style-name="ce20" office:value-type="string" calcext:value-type="string">
            <text:p>N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N</text:p>
          </table:table-cell>
          <table:table-cell table:style-name="ce3" office:value-type="string" calcext:value-type="string">
            <text:p>kg</text:p>
          </table:table-cell>
          <table:table-cell table:style-name="ce3"/>
          <table:table-cell table:style-name="ce29"/>
          <table:table-cell table:style-name="ce3"/>
          <table:table-cell table:style-name="ce35" table:number-columns-repeated="240"/>
          <table:table-cell table:style-name="ce3" table:number-columns-repeated="766"/>
        </table:table-row>
        <table:table-row table:style-name="ro5">
          <table:table-cell table:style-name="Default"/>
          <table:table-cell table:style-name="ce5" office:value-type="float" office:value="8" calcext:value-type="float">
            <office:annotation draw:style-name="gr3" draw:text-style-name="P3" svg:width="2.899cm" svg:height="1.845cm" svg:x="4.457cm" svg:y="2.433cm" draw:caption-point-x="-0.61cm" draw:caption-point-y="1.51cm">
              <dc:creator>TS</dc:creator>
              <dc:date>2014-05-18T00:00:00</dc:date>
              <text:p text:style-name="P3"><text:span text:style-name="T1">8m for rowing shell with 100kg displacement</text:span></text:p>
            </office:annotation>
            <text:p>8.0</text:p>
          </table:table-cell>
          <table:table-cell table:style-name="Default" office:value-type="string" calcext:value-type="string">
            <office:annotation draw:style-name="gr3" draw:text-style-name="P3" svg:width="2.899cm" svg:height="4.311cm" svg:x="4.457cm" svg:y="2.433cm" draw:caption-point-x="-0.61cm" draw:caption-point-y="1.51cm">
              <dc:creator>TS</dc:creator>
              <dc:date>2014-05-18T00:00:00</dc:date>
              <text:p text:style-name="P3"><text:span text:style-name="T1">Schoenherr Line times </text:span></text:p>
              <text:p text:style-name="P3"><text:span text:style-name="T1">fudge coeff. =1.1+V%</text:span></text:p>
              <text:p text:style-name="P3"><text:span text:style-name="T1">corresponding to rowing shell data from</text:span></text:p>
              <text:p text:style-name="P3"><text:span text:style-name="T1">Abbott: Human Powered Vehicles</text:span></text:p>
            </office:annotation>
            <text:p>water</text:p>
          </table:table-cell>
          <table:table-cell table:style-name="ce5" office:value-type="float" office:value="5.55" calcext:value-type="float">
            <text:p>5.6</text:p>
          </table:table-cell>
          <table:table-cell table:style-name="ce5" table:formula="of:=0.034*[.B5]^2" office:value-type="float" office:value="2.176" calcext:value-type="float">
            <office:annotation draw:style-name="gr3" draw:text-style-name="P3" svg:width="2.899cm" svg:height="1.023cm" svg:x="9.405cm" svg:y="2.433cm" draw:caption-point-x="-0.61cm" draw:caption-point-y="1.51cm">
              <dc:creator>TS</dc:creator>
              <dc:date>2014-05-18T00:00:00</dc:date>
              <text:p text:style-name="P3"><text:span text:style-name="T1">2.2m2 for rowing shell</text:span></text:p>
            </office:annotation>
            <text:p>2.2</text:p>
          </table:table-cell>
          <table:table-cell table:style-name="Default" table:formula="of:=IF([.C5]=&quot;water&quot;;1000000;76000)" office:value-type="float" office:value="1000000" calcext:value-type="float">
            <text:p>1000000</text:p>
          </table:table-cell>
          <table:table-cell table:style-name="Default" table:formula="of:=IF([.C5]=&quot;water&quot;;1000;1.25)" office:value-type="float" office:value="1000" calcext:value-type="float">
            <text:p>1000</text:p>
          </table:table-cell>
          <table:table-cell table:style-name="ce13" table:formula="of:=(1.1+[.D5]/100)*4.27/((LN([.K5])-0.407)^2.64)" office:value-type="float" office:value="0.00269951705496142" calcext:value-type="float">
            <office:annotation draw:style-name="gr3" draw:text-style-name="P3" svg:width="2.899cm" svg:height="4.311cm" svg:x="11.216cm" svg:y="2.433cm" draw:caption-point-x="-0.61cm" draw:caption-point-y="1.51cm">
              <dc:creator>TS</dc:creator>
              <dc:date>2014-05-18T00:00:00</dc:date>
              <text:p text:style-name="P3"><text:span text:style-name="T1">Schoenherr Line times </text:span></text:p>
              <text:p text:style-name="P3"><text:span text:style-name="T1">fudge coeff. =1.1+V%</text:span></text:p>
              <text:p text:style-name="P3"><text:span text:style-name="T1">corresponding to rowing shell data from</text:span></text:p>
              <text:p text:style-name="P3"><text:span text:style-name="T1">Abbott: Human Powered Vehicles</text:span></text:p>
            </office:annotation>
            <text:p>0.0027</text:p>
          </table:table-cell>
          <table:table-cell table:style-name="Default" table:formula="of:=[.D5]*3.6" office:value-type="float" office:value="19.98" calcext:value-type="float">
            <text:p>19.98</text:p>
          </table:table-cell>
          <table:table-cell table:style-name="Default" table:formula="of:=[.I5]/1.854" office:value-type="float" office:value="10.7766990291262" calcext:value-type="float">
            <text:p>10.78</text:p>
          </table:table-cell>
          <table:table-cell table:style-name="Default" table:formula="of:=[.B5]*[.D5]*[.F5]" office:value-type="float" office:value="44400000" calcext:value-type="float">
            <text:p>44400000</text:p>
          </table:table-cell>
          <table:table-cell table:style-name="ce18" table:formula="of:=[.E5]*[.D5]*[.D5]*[.H5]*[.G5]/2" office:value-type="float" office:value="90.4692390049688" calcext:value-type="float">
            <text:p>90</text:p>
          </table:table-cell>
          <table:table-cell table:style-name="ce16" table:formula="of:=[.D5]*[.L5]" office:value-type="float" office:value="502.104276477577" calcext:value-type="float">
            <text:p>502</text:p>
          </table:table-cell>
          <table:table-cell table:style-name="ce16" table:formula="of:=(1.875*[.B5]^3)" office:value-type="float" office:value="960" calcext:value-type="float">
            <text:p>960</text:p>
          </table:table-cell>
          <table:table-cell table:style-name="ce16" table:formula="of:=((1.875*[.B5]^3)-800)/9.81" office:value-type="float" office:value="16.3098878695209" calcext:value-type="float">
            <text:p>16</text:p>
          </table:table-cell>
          <table:table-cell table:style-name="ce16" table:formula="of:=[.N5]/[.L5]" office:value-type="float" office:value="10.611341606922" calcext:value-type="float">
            <text:p>11</text:p>
          </table:table-cell>
          <table:table-cell table:style-name="ce30" table:formula="of:=1/((([.M5]*4)+100)/([.O5]*9.81*[.D5]))" office:value-type="float" office:value="0.421169036008464" calcext:value-type="float">
            <text:p>0.4</text:p>
          </table:table-cell>
          <table:table-cell table:style-name="Default"/>
          <table:table-cell table:style-name="ce36" table:number-columns-repeated="240"/>
          <table:table-cell table:style-name="ce39" table:number-columns-repeated="764"/>
          <table:table-cell table:number-columns-repeated="2"/>
        </table:table-row>
        <table:table-row table:style-name="ro6">
          <table:table-cell table:style-name="Default"/>
          <table:table-cell table:style-name="ce5" table:formula="of:=[.B5]+2" office:value-type="float" office:value="10" calcext:value-type="float">
            <text:p>10.0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4.8" calcext:value-type="float">
            <text:p>4.8</text:p>
          </table:table-cell>
          <table:table-cell table:style-name="ce5" table:formula="of:=0.034*[.B6]^2" office:value-type="float" office:value="3.4" calcext:value-type="float">
            <text:p>3.4</text:p>
          </table:table-cell>
          <table:table-cell table:style-name="Default" table:formula="of:=IF([.C6]=&quot;water&quot;;1000000;76000)" office:value-type="float" office:value="1000000" calcext:value-type="float">
            <text:p>1000000</text:p>
          </table:table-cell>
          <table:table-cell table:style-name="Default" table:formula="of:=IF([.C6]=&quot;water&quot;;1000;1.25)" office:value-type="float" office:value="1000" calcext:value-type="float">
            <text:p>1000</text:p>
          </table:table-cell>
          <table:table-cell table:style-name="ce13" table:formula="of:=(1.1+[.D6]/100)*4.27/((LN([.K6])-0.407)^2.64)" office:value-type="float" office:value="0.00265016816120197" calcext:value-type="float">
            <text:p>0.0027</text:p>
          </table:table-cell>
          <table:table-cell table:style-name="Default" table:formula="of:=[.D6]*3.6" office:value-type="float" office:value="17.28" calcext:value-type="float">
            <text:p>17.28</text:p>
          </table:table-cell>
          <table:table-cell table:style-name="Default" table:formula="of:=[.I6]/1.854" office:value-type="float" office:value="9.32038834951456" calcext:value-type="float">
            <text:p>9.32</text:p>
          </table:table-cell>
          <table:table-cell table:style-name="Default" table:formula="of:=[.B6]*[.D6]*[.F6]" office:value-type="float" office:value="48000000" calcext:value-type="float">
            <text:p>48000000</text:p>
          </table:table-cell>
          <table:table-cell table:style-name="ce18" table:formula="of:=[.E6]*[.D6]*[.D6]*[.H6]*[.G6]/2" office:value-type="float" office:value="103.801786537959" calcext:value-type="float">
            <text:p>104</text:p>
          </table:table-cell>
          <table:table-cell table:style-name="ce16" table:formula="of:=[.D6]*[.L6]" office:value-type="float" office:value="498.248575382202" calcext:value-type="float">
            <text:p>498</text:p>
          </table:table-cell>
          <table:table-cell table:style-name="ce16" table:formula="of:=(1.875*[.B6]^3)" office:value-type="float" office:value="1875" calcext:value-type="float">
            <text:p>1875</text:p>
          </table:table-cell>
          <table:table-cell table:style-name="ce16" table:formula="of:=((1.875*[.B6]^3)-800)/9.81" office:value-type="float" office:value="109.582059123344" calcext:value-type="float">
            <text:p>110</text:p>
          </table:table-cell>
          <table:table-cell table:style-name="ce16" table:formula="of:=[.N6]/[.L6]" office:value-type="float" office:value="18.0632729217463" calcext:value-type="float">
            <text:p>18</text:p>
          </table:table-cell>
          <table:table-cell table:style-name="ce30" table:formula="of:=1/((([.M6]*4)+100)/([.O6]*9.81*[.D6]))" office:value-type="float" office:value="2.46536743852141" calcext:value-type="float">
            <text:p>2.5</text:p>
          </table:table-cell>
          <table:table-cell table:style-name="Default" table:number-columns-repeated="241"/>
          <table:table-cell table:number-columns-repeated="766"/>
        </table:table-row>
        <table:table-row table:style-name="ro7">
          <table:table-cell table:style-name="Default"/>
          <table:table-cell table:style-name="ce5" table:formula="of:=[.B6]+2" office:value-type="float" office:value="12" calcext:value-type="float">
            <text:p>12.0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4.27" calcext:value-type="float">
            <text:p>4.3</text:p>
          </table:table-cell>
          <table:table-cell table:style-name="ce5" table:formula="of:=0.034*[.B7]^2" office:value-type="float" office:value="4.896" calcext:value-type="float">
            <text:p>4.9</text:p>
          </table:table-cell>
          <table:table-cell table:style-name="Default" table:formula="of:=IF([.C7]=&quot;water&quot;;1000000;76000)" office:value-type="float" office:value="1000000" calcext:value-type="float">
            <text:p>1000000</text:p>
          </table:table-cell>
          <table:table-cell table:style-name="Default" table:formula="of:=IF([.C7]=&quot;water&quot;;1000;1.25)" office:value-type="float" office:value="1000" calcext:value-type="float">
            <text:p>1000</text:p>
          </table:table-cell>
          <table:table-cell table:style-name="ce13" table:formula="of:=(1.1+[.D7]/100)*4.27/((LN([.K7])-0.407)^2.64)" office:value-type="float" office:value="0.00261178779401943" calcext:value-type="float">
            <text:p>0.0026</text:p>
          </table:table-cell>
          <table:table-cell table:style-name="Default" table:formula="of:=[.D7]*3.6" office:value-type="float" office:value="15.372" calcext:value-type="float">
            <text:p>15.37</text:p>
          </table:table-cell>
          <table:table-cell table:style-name="Default" table:formula="of:=[.I7]/1.854" office:value-type="float" office:value="8.29126213592233" calcext:value-type="float">
            <text:p>8.29</text:p>
          </table:table-cell>
          <table:table-cell table:style-name="Default" table:formula="of:=[.B7]*[.D7]*[.F7]" office:value-type="float" office:value="51240000" calcext:value-type="float">
            <text:p>51240000</text:p>
          </table:table-cell>
          <table:table-cell table:style-name="ce18" table:formula="of:=[.E7]*[.D7]*[.D7]*[.H7]*[.G7]/2" office:value-type="float" office:value="116.574899959124" calcext:value-type="float">
            <text:p>117</text:p>
          </table:table-cell>
          <table:table-cell table:style-name="ce16" table:formula="of:=[.D7]*[.L7]" office:value-type="float" office:value="497.77482282546" calcext:value-type="float">
            <text:p>498</text:p>
          </table:table-cell>
          <table:table-cell table:style-name="ce16" table:formula="of:=(1.875*[.B7]^3)" office:value-type="float" office:value="3240" calcext:value-type="float">
            <text:p>3240</text:p>
          </table:table-cell>
          <table:table-cell table:style-name="ce16" table:formula="of:=((1.875*[.B7]^3)-800)/9.81" office:value-type="float" office:value="248.725790010194" calcext:value-type="float">
            <text:p>249</text:p>
          </table:table-cell>
          <table:table-cell table:style-name="ce16" table:formula="of:=[.N7]/[.L7]" office:value-type="float" office:value="27.7932899889777" calcext:value-type="float">
            <text:p>28</text:p>
          </table:table-cell>
          <table:table-cell table:style-name="ce31" table:formula="of:=1/((([.M7]*4)+100)/([.O7]*9.81*[.D7]))" office:value-type="float" office:value="4.98245111714118" calcext:value-type="float">
            <text:p>5</text:p>
          </table:table-cell>
          <table:table-cell table:style-name="Default" table:number-columns-repeated="241"/>
          <table:table-cell table:number-columns-repeated="766"/>
        </table:table-row>
        <table:table-row table:style-name="ro8">
          <table:table-cell table:style-name="Default"/>
          <table:table-cell table:style-name="ce5" table:formula="of:=[.B7]+2" office:value-type="float" office:value="14" calcext:value-type="float">
            <text:p>14.0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3.86" calcext:value-type="float">
            <text:p>3.9</text:p>
          </table:table-cell>
          <table:table-cell table:style-name="ce5" table:formula="of:=0.034*[.B8]^2" office:value-type="float" office:value="6.664" calcext:value-type="float">
            <text:p>6.7</text:p>
          </table:table-cell>
          <table:table-cell table:style-name="Default" table:formula="of:=IF([.C8]=&quot;water&quot;;1000000;76000)" office:value-type="float" office:value="1000000" calcext:value-type="float">
            <text:p>1000000</text:p>
          </table:table-cell>
          <table:table-cell table:style-name="Default" table:formula="of:=IF([.C8]=&quot;water&quot;;1000;1.25)" office:value-type="float" office:value="1000" calcext:value-type="float">
            <text:p>1000</text:p>
          </table:table-cell>
          <table:table-cell table:style-name="ce13" table:formula="of:=(1.1+[.D8]/100)*4.27/((LN([.K8])-0.407)^2.64)" office:value-type="float" office:value="0.00258145965121793" calcext:value-type="float">
            <text:p>0.0026</text:p>
          </table:table-cell>
          <table:table-cell table:style-name="Default" table:formula="of:=[.D8]*3.6" office:value-type="float" office:value="13.896" calcext:value-type="float">
            <text:p>13.9</text:p>
          </table:table-cell>
          <table:table-cell table:style-name="Default" table:formula="of:=[.I8]/1.854" office:value-type="float" office:value="7.49514563106796" calcext:value-type="float">
            <text:p>7.5</text:p>
          </table:table-cell>
          <table:table-cell table:style-name="Default" table:formula="of:=[.B8]*[.D8]*[.F8]" office:value-type="float" office:value="54040000" calcext:value-type="float">
            <text:p>54040000</text:p>
          </table:table-cell>
          <table:table-cell table:style-name="ce18" table:formula="of:=[.E8]*[.D8]*[.D8]*[.H8]*[.G8]/2" office:value-type="float" office:value="128.157770442663" calcext:value-type="float">
            <text:p>128</text:p>
          </table:table-cell>
          <table:table-cell table:style-name="ce16" table:formula="of:=[.D8]*[.L8]" office:value-type="float" office:value="494.68899390868" calcext:value-type="float">
            <text:p>495</text:p>
          </table:table-cell>
          <table:table-cell table:style-name="ce16" table:formula="of:=(1.875*[.B8]^3)" office:value-type="float" office:value="5145" calcext:value-type="float">
            <text:p>5145</text:p>
          </table:table-cell>
          <table:table-cell table:style-name="ce16" table:formula="of:=((1.875*[.B8]^3)-800)/9.81" office:value-type="float" office:value="442.915392456677" calcext:value-type="float">
            <text:p>443</text:p>
          </table:table-cell>
          <table:table-cell table:style-name="ce16" table:formula="of:=[.N8]/[.L8]" office:value-type="float" office:value="40.1458294899242" calcext:value-type="float">
            <text:p>40</text:p>
          </table:table-cell>
          <table:table-cell table:style-name="ce31" table:formula="of:=1/((([.M8]*4)+100)/([.O8]*9.81*[.D8]))" office:value-type="float" office:value="8.0681427722073" calcext:value-type="float">
            <text:p>8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8]+2" office:value-type="float" office:value="16" calcext:value-type="float">
            <text:p>16.0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3.55" calcext:value-type="float">
            <text:p>3.6</text:p>
          </table:table-cell>
          <table:table-cell table:style-name="ce5" table:formula="of:=0.034*[.B9]^2" office:value-type="float" office:value="8.704" calcext:value-type="float">
            <text:p>8.7</text:p>
          </table:table-cell>
          <table:table-cell table:style-name="Default" table:formula="of:=IF([.C9]=&quot;water&quot;;1000000;76000)" office:value-type="float" office:value="1000000" calcext:value-type="float">
            <text:p>1000000</text:p>
          </table:table-cell>
          <table:table-cell table:style-name="Default" table:formula="of:=IF([.C9]=&quot;water&quot;;1000;1.25)" office:value-type="float" office:value="1000" calcext:value-type="float">
            <text:p>1000</text:p>
          </table:table-cell>
          <table:table-cell table:style-name="ce13" table:formula="of:=(1.1+[.D9]/100)*4.27/((LN([.K9])-0.407)^2.64)" office:value-type="float" office:value="0.00255507357235395" calcext:value-type="float">
            <text:p>0.0026</text:p>
          </table:table-cell>
          <table:table-cell table:style-name="Default" table:formula="of:=[.D9]*3.6" office:value-type="float" office:value="12.78" calcext:value-type="float">
            <text:p>12.78</text:p>
          </table:table-cell>
          <table:table-cell table:style-name="Default" table:formula="of:=[.I9]/1.854" office:value-type="float" office:value="6.89320388349515" calcext:value-type="float">
            <text:p>6.89</text:p>
          </table:table-cell>
          <table:table-cell table:style-name="Default" table:formula="of:=[.B9]*[.D9]*[.F9]" office:value-type="float" office:value="56800000" calcext:value-type="float">
            <text:p>56800000</text:p>
          </table:table-cell>
          <table:table-cell table:style-name="ce18" table:formula="of:=[.E9]*[.D9]*[.D9]*[.H9]*[.G9]/2" office:value-type="float" office:value="140.135769555211" calcext:value-type="float">
            <text:p>140</text:p>
          </table:table-cell>
          <table:table-cell table:style-name="ce16" table:formula="of:=[.D9]*[.L9]" office:value-type="float" office:value="497.481981920998" calcext:value-type="float">
            <text:p>497</text:p>
          </table:table-cell>
          <table:table-cell table:style-name="ce16" table:formula="of:=(1.875*[.B9]^3)" office:value-type="float" office:value="7680" calcext:value-type="float">
            <text:p>7680</text:p>
          </table:table-cell>
          <table:table-cell table:style-name="ce16" table:formula="of:=((1.875*[.B9]^3)-800)/9.81" office:value-type="float" office:value="701.325178389399" calcext:value-type="float">
            <text:p>701</text:p>
          </table:table-cell>
          <table:table-cell table:style-name="ce16" table:formula="of:=[.N9]/[.L9]" office:value-type="float" office:value="54.803994899919" calcext:value-type="float">
            <text:p>55</text:p>
          </table:table-cell>
          <table:table-cell table:style-name="ce31" table:formula="of:=1/((([.M9]*4)+100)/([.O9]*9.81*[.D9]))" office:value-type="float" office:value="11.6865274043522" calcext:value-type="float">
            <text:p>12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9]+2" office:value-type="float" office:value="18" calcext:value-type="float">
            <text:p>18.0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3.3" calcext:value-type="float">
            <text:p>3.3</text:p>
          </table:table-cell>
          <table:table-cell table:style-name="ce5" table:formula="of:=0.034*[.B10]^2" office:value-type="float" office:value="11.016" calcext:value-type="float">
            <text:p>11.0</text:p>
          </table:table-cell>
          <table:table-cell table:style-name="Default" table:formula="of:=IF([.C10]=&quot;water&quot;;1000000;76000)" office:value-type="float" office:value="1000000" calcext:value-type="float">
            <text:p>1000000</text:p>
          </table:table-cell>
          <table:table-cell table:style-name="Default" table:formula="of:=IF([.C10]=&quot;water&quot;;1000;1.25)" office:value-type="float" office:value="1000" calcext:value-type="float">
            <text:p>1000</text:p>
          </table:table-cell>
          <table:table-cell table:style-name="ce13" table:formula="of:=(1.1+[.D10]/100)*4.27/((LN([.K10])-0.407)^2.64)" office:value-type="float" office:value="0.00253226316751411" calcext:value-type="float">
            <text:p>0.0025</text:p>
          </table:table-cell>
          <table:table-cell table:style-name="Default" table:formula="of:=[.D10]*3.6" office:value-type="float" office:value="11.88" calcext:value-type="float">
            <text:p>11.88</text:p>
          </table:table-cell>
          <table:table-cell table:style-name="Default" table:formula="of:=[.I10]/1.854" office:value-type="float" office:value="6.40776699029126" calcext:value-type="float">
            <text:p>6.41</text:p>
          </table:table-cell>
          <table:table-cell table:style-name="Default" table:formula="of:=[.B10]*[.D10]*[.F10]" office:value-type="float" office:value="59400000" calcext:value-type="float">
            <text:p>59400000</text:p>
          </table:table-cell>
          <table:table-cell table:style-name="ce18" table:formula="of:=[.E10]*[.D10]*[.D10]*[.H10]*[.G10]/2" office:value-type="float" office:value="151.890513185411" calcext:value-type="float">
            <text:p>152</text:p>
          </table:table-cell>
          <table:table-cell table:style-name="ce16" table:formula="of:=[.D10]*[.L10]" office:value-type="float" office:value="501.238693511857" calcext:value-type="float">
            <text:p>501</text:p>
          </table:table-cell>
          <table:table-cell table:style-name="ce16" table:formula="of:=(1.875*[.B10]^3)" office:value-type="float" office:value="10935" calcext:value-type="float">
            <text:p>10935</text:p>
          </table:table-cell>
          <table:table-cell table:style-name="ce16" table:formula="of:=((1.875*[.B10]^3)-800)/9.81" office:value-type="float" office:value="1033.12945973496" calcext:value-type="float">
            <text:p>1033</text:p>
          </table:table-cell>
          <table:table-cell table:style-name="ce16" table:formula="of:=[.N10]/[.L10]" office:value-type="float" office:value="71.9926463521244" calcext:value-type="float">
            <text:p>72</text:p>
          </table:table-cell>
          <table:table-cell table:style-name="ce31" table:formula="of:=1/((([.M10]*4)+100)/([.O10]*9.81*[.D10]))" office:value-type="float" office:value="15.8889399489048" calcext:value-type="float">
            <text:p>16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0]*1.2" office:value-type="float" office:value="21.6" calcext:value-type="float">
            <text:p>21.6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2.93" calcext:value-type="float">
            <text:p>2.9</text:p>
          </table:table-cell>
          <table:table-cell table:style-name="ce5" table:formula="of:=0.034*[.B11]^2" office:value-type="float" office:value="15.86304" calcext:value-type="float">
            <text:p>15.9</text:p>
          </table:table-cell>
          <table:table-cell table:style-name="Default" table:formula="of:=IF([.C11]=&quot;water&quot;;1000000;76000)" office:value-type="float" office:value="1000000" calcext:value-type="float">
            <text:p>1000000</text:p>
          </table:table-cell>
          <table:table-cell table:style-name="Default" table:formula="of:=IF([.C11]=&quot;water&quot;;1000;1.25)" office:value-type="float" office:value="1000" calcext:value-type="float">
            <text:p>1000</text:p>
          </table:table-cell>
          <table:table-cell table:style-name="ce13" table:formula="of:=(1.1+[.D11]/100)*4.27/((LN([.K11])-0.407)^2.64)" office:value-type="float" office:value="0.00250000121687626" calcext:value-type="float">
            <text:p>0.0025</text:p>
          </table:table-cell>
          <table:table-cell table:style-name="Default" table:formula="of:=[.D11]*3.6" office:value-type="float" office:value="10.548" calcext:value-type="float">
            <text:p>10.55</text:p>
          </table:table-cell>
          <table:table-cell table:style-name="Default" table:formula="of:=[.I11]/1.854" office:value-type="float" office:value="5.68932038834952" calcext:value-type="float">
            <text:p>5.69</text:p>
          </table:table-cell>
          <table:table-cell table:style-name="Default" table:formula="of:=[.B11]*[.D11]*[.F11]" office:value-type="float" office:value="63288000" calcext:value-type="float">
            <text:p>63288000</text:p>
          </table:table-cell>
          <table:table-cell table:style-name="ce18" table:formula="of:=[.E11]*[.D11]*[.D11]*[.H11]*[.G11]/2" office:value-type="float" office:value="170.228347978694" calcext:value-type="float">
            <text:p>170</text:p>
          </table:table-cell>
          <table:table-cell table:style-name="ce16" table:formula="of:=[.D11]*[.L11]" office:value-type="float" office:value="498.769059577573" calcext:value-type="float">
            <text:p>499</text:p>
          </table:table-cell>
          <table:table-cell table:style-name="ce16" table:formula="of:=(1.875*[.B11]^3)" office:value-type="float" office:value="18895.68" calcext:value-type="float">
            <text:p>18896</text:p>
          </table:table-cell>
          <table:table-cell table:style-name="ce16" table:formula="of:=((1.875*[.B11]^3)-800)/9.81" office:value-type="float" office:value="1844.61569826707" calcext:value-type="float">
            <text:p>1845</text:p>
          </table:table-cell>
          <table:table-cell table:style-name="ce16" table:formula="of:=[.N11]/[.L11]" office:value-type="float" office:value="111.001958395114" calcext:value-type="float">
            <text:p>111</text:p>
          </table:table-cell>
          <table:table-cell table:style-name="ce31" table:formula="of:=1/((([.M11]*4)+100)/([.O11]*9.81*[.D11]))" office:value-type="float" office:value="25.30711839048" calcext:value-type="float">
            <text:p>25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1]*1.2" office:value-type="float" office:value="25.92" calcext:value-type="float">
            <text:p>25.9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2.6" calcext:value-type="float">
            <text:p>2.6</text:p>
          </table:table-cell>
          <table:table-cell table:style-name="ce5" table:formula="of:=0.034*[.B12]^2" office:value-type="float" office:value="22.8427776" calcext:value-type="float">
            <text:p>22.8</text:p>
          </table:table-cell>
          <table:table-cell table:style-name="Default" table:formula="of:=IF([.C12]=&quot;water&quot;;1000000;76000)" office:value-type="float" office:value="1000000" calcext:value-type="float">
            <text:p>1000000</text:p>
          </table:table-cell>
          <table:table-cell table:style-name="Default" table:formula="of:=IF([.C12]=&quot;water&quot;;1000;1.25)" office:value-type="float" office:value="1000" calcext:value-type="float">
            <text:p>1000</text:p>
          </table:table-cell>
          <table:table-cell table:style-name="ce13" table:formula="of:=(1.1+[.D12]/100)*4.27/((LN([.K12])-0.407)^2.64)" office:value-type="float" office:value="0.00246929712801885" calcext:value-type="float">
            <text:p>0.0025</text:p>
          </table:table-cell>
          <table:table-cell table:style-name="Default" table:formula="of:=[.D12]*3.6" office:value-type="float" office:value="9.36" calcext:value-type="float">
            <text:p>9.36</text:p>
          </table:table-cell>
          <table:table-cell table:style-name="Default" table:formula="of:=[.I12]/1.854" office:value-type="float" office:value="5.04854368932039" calcext:value-type="float">
            <text:p>5.05</text:p>
          </table:table-cell>
          <table:table-cell table:style-name="Default" table:formula="of:=[.B12]*[.D12]*[.F12]" office:value-type="float" office:value="67392000" calcext:value-type="float">
            <text:p>67392000</text:p>
          </table:table-cell>
          <table:table-cell table:style-name="ce18" table:formula="of:=[.E12]*[.D12]*[.D12]*[.H12]*[.G12]/2" office:value-type="float" office:value="190.650945317949" calcext:value-type="float">
            <text:p>191</text:p>
          </table:table-cell>
          <table:table-cell table:style-name="ce16" table:formula="of:=[.D12]*[.L12]" office:value-type="float" office:value="495.692457826666" calcext:value-type="float">
            <text:p>496</text:p>
          </table:table-cell>
          <table:table-cell table:style-name="ce16" table:formula="of:=(1.875*[.B12]^3)" office:value-type="float" office:value="32651.73504" calcext:value-type="float">
            <text:p>32652</text:p>
          </table:table-cell>
          <table:table-cell table:style-name="ce16" table:formula="of:=((1.875*[.B12]^3)-800)/9.81" office:value-type="float" office:value="3246.86391845056" calcext:value-type="float">
            <text:p>3247</text:p>
          </table:table-cell>
          <table:table-cell table:style-name="ce16" table:formula="of:=[.N12]/[.L12]" office:value-type="float" office:value="171.264480150081" calcext:value-type="float">
            <text:p>171</text:p>
          </table:table-cell>
          <table:table-cell table:style-name="ce31" table:formula="of:=1/((([.M12]*4)+100)/([.O12]*9.81*[.D12]))" office:value-type="float" office:value="39.7617201186579" calcext:value-type="float">
            <text:p>40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2]*1.2" office:value-type="float" office:value="31.104" calcext:value-type="float">
            <text:p>31.1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2.32" calcext:value-type="float">
            <text:p>2.3</text:p>
          </table:table-cell>
          <table:table-cell table:style-name="ce5" table:formula="of:=0.034*[.B13]^2" office:value-type="float" office:value="32.893599744" calcext:value-type="float">
            <text:p>32.9</text:p>
          </table:table-cell>
          <table:table-cell table:style-name="Default" table:formula="of:=IF([.C13]=&quot;water&quot;;1000000;76000)" office:value-type="float" office:value="1000000" calcext:value-type="float">
            <text:p>1000000</text:p>
          </table:table-cell>
          <table:table-cell table:style-name="Default" table:formula="of:=IF([.C13]=&quot;water&quot;;1000;1.25)" office:value-type="float" office:value="1000" calcext:value-type="float">
            <text:p>1000</text:p>
          </table:table-cell>
          <table:table-cell table:style-name="ce13" table:formula="of:=(1.1+[.D13]/100)*4.27/((LN([.K13])-0.407)^2.64)" office:value-type="float" office:value="0.00243809766078106" calcext:value-type="float">
            <text:p>0.0024</text:p>
          </table:table-cell>
          <table:table-cell table:style-name="Default" table:formula="of:=[.D13]*3.6" office:value-type="float" office:value="8.352" calcext:value-type="float">
            <text:p>8.35</text:p>
          </table:table-cell>
          <table:table-cell table:style-name="Default" table:formula="of:=[.I13]/1.854" office:value-type="float" office:value="4.50485436893204" calcext:value-type="float">
            <text:p>4.5</text:p>
          </table:table-cell>
          <table:table-cell table:style-name="Default" table:formula="of:=[.B13]*[.D13]*[.F13]" office:value-type="float" office:value="72161280" calcext:value-type="float">
            <text:p>72161280</text:p>
          </table:table-cell>
          <table:table-cell table:style-name="ce18" table:formula="of:=[.E13]*[.D13]*[.D13]*[.H13]*[.G13]/2" office:value-type="float" office:value="215.828342478793" calcext:value-type="float">
            <text:p>216</text:p>
          </table:table-cell>
          <table:table-cell table:style-name="ce16" table:formula="of:=[.D13]*[.L13]" office:value-type="float" office:value="500.721754550801" calcext:value-type="float">
            <text:p>501</text:p>
          </table:table-cell>
          <table:table-cell table:style-name="ce16" table:formula="of:=(1.875*[.B13]^3)" office:value-type="float" office:value="56422.19814912" calcext:value-type="float">
            <text:p>56422</text:p>
          </table:table-cell>
          <table:table-cell table:style-name="ce16" table:formula="of:=((1.875*[.B13]^3)-800)/9.81" office:value-type="float" office:value="5669.94884292762" calcext:value-type="float">
            <text:p>5670</text:p>
          </table:table-cell>
          <table:table-cell table:style-name="ce16" table:formula="of:=[.N13]/[.L13]" office:value-type="float" office:value="261.421634902579" calcext:value-type="float">
            <text:p>261</text:p>
          </table:table-cell>
          <table:table-cell table:style-name="ce31" table:formula="of:=1/((([.M13]*4)+100)/([.O13]*9.81*[.D13]))" office:value-type="float" office:value="61.3649228840733" calcext:value-type="float">
            <text:p>61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3]*1.2" office:value-type="float" office:value="37.3248" calcext:value-type="float">
            <text:p>37.3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2.06" calcext:value-type="float">
            <text:p>2.1</text:p>
          </table:table-cell>
          <table:table-cell table:style-name="ce5" table:formula="of:=0.034*[.B14]^2" office:value-type="float" office:value="47.36678363136" calcext:value-type="float">
            <text:p>47.4</text:p>
          </table:table-cell>
          <table:table-cell table:style-name="Default" table:formula="of:=IF([.C14]=&quot;water&quot;;1000000;76000)" office:value-type="float" office:value="1000000" calcext:value-type="float">
            <text:p>1000000</text:p>
          </table:table-cell>
          <table:table-cell table:style-name="Default" table:formula="of:=IF([.C14]=&quot;water&quot;;1000;1.25)" office:value-type="float" office:value="1000" calcext:value-type="float">
            <text:p>1000</text:p>
          </table:table-cell>
          <table:table-cell table:style-name="ce13" table:formula="of:=(1.1+[.D14]/100)*4.27/((LN([.K14])-0.407)^2.64)" office:value-type="float" office:value="0.00240956331315075" calcext:value-type="float">
            <text:p>0.0024</text:p>
          </table:table-cell>
          <table:table-cell table:style-name="Default" table:formula="of:=[.D14]*3.6" office:value-type="float" office:value="7.416" calcext:value-type="float">
            <text:p>7.42</text:p>
          </table:table-cell>
          <table:table-cell table:style-name="Default" table:formula="of:=[.I14]/1.854" office:value-type="float" office:value="4" calcext:value-type="float">
            <text:p>4</text:p>
          </table:table-cell>
          <table:table-cell table:style-name="Default" table:formula="of:=[.B14]*[.D14]*[.F14]" office:value-type="float" office:value="76889088" calcext:value-type="float">
            <text:p>76889088</text:p>
          </table:table-cell>
          <table:table-cell table:style-name="ce18" table:formula="of:=[.E14]*[.D14]*[.D14]*[.H14]*[.G14]/2" office:value-type="float" office:value="242.167959767538" calcext:value-type="float">
            <text:p>242</text:p>
          </table:table-cell>
          <table:table-cell table:style-name="ce16" table:formula="of:=[.D14]*[.L14]" office:value-type="float" office:value="498.865997121128" calcext:value-type="float">
            <text:p>499</text:p>
          </table:table-cell>
          <table:table-cell table:style-name="ce16" table:formula="of:=(1.875*[.B14]^3)" office:value-type="float" office:value="97497.5584016793" calcext:value-type="float">
            <text:p>97498</text:p>
          </table:table-cell>
          <table:table-cell table:style-name="ce16" table:formula="of:=((1.875*[.B14]^3)-800)/9.81" office:value-type="float" office:value="9857.03959242399" calcext:value-type="float">
            <text:p>9857</text:p>
          </table:table-cell>
          <table:table-cell table:style-name="ce16" table:formula="of:=[.N14]/[.L14]" office:value-type="float" office:value="402.60304664279" calcext:value-type="float">
            <text:p>403</text:p>
          </table:table-cell>
          <table:table-cell table:style-name="ce31" table:formula="of:=1/((([.M14]*4)+100)/([.O14]*9.81*[.D14]))" office:value-type="float" office:value="95.061032497878" calcext:value-type="float">
            <text:p>95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4]*1.2" office:value-type="float" office:value="44.78976" calcext:value-type="float">
            <text:p>44.8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1.83" calcext:value-type="float">
            <text:p>1.8</text:p>
          </table:table-cell>
          <table:table-cell table:style-name="ce5" table:formula="of:=0.034*[.B15]^2" office:value-type="float" office:value="68.2081684291584" calcext:value-type="float">
            <text:p>68.2</text:p>
          </table:table-cell>
          <table:table-cell table:style-name="Default" table:formula="of:=IF([.C15]=&quot;water&quot;;1000000;76000)" office:value-type="float" office:value="1000000" calcext:value-type="float">
            <text:p>1000000</text:p>
          </table:table-cell>
          <table:table-cell table:style-name="Default" table:formula="of:=IF([.C15]=&quot;water&quot;;1000;1.25)" office:value-type="float" office:value="1000" calcext:value-type="float">
            <text:p>1000</text:p>
          </table:table-cell>
          <table:table-cell table:style-name="ce13" table:formula="of:=(1.1+[.D15]/100)*4.27/((LN([.K15])-0.407)^2.64)" office:value-type="float" office:value="0.00238190314963644" calcext:value-type="float">
            <text:p>0.0024</text:p>
          </table:table-cell>
          <table:table-cell table:style-name="Default" table:formula="of:=[.D15]*3.6" office:value-type="float" office:value="6.588" calcext:value-type="float">
            <text:p>6.59</text:p>
          </table:table-cell>
          <table:table-cell table:style-name="Default" table:formula="of:=[.I15]/1.854" office:value-type="float" office:value="3.55339805825243" calcext:value-type="float">
            <text:p>3.55</text:p>
          </table:table-cell>
          <table:table-cell table:style-name="ce16" table:formula="of:=[.B15]*[.D15]*[.F15]" office:value-type="float" office:value="81965260.8" calcext:value-type="float">
            <text:p>81965261</text:p>
          </table:table-cell>
          <table:table-cell table:style-name="ce18" table:formula="of:=[.E15]*[.D15]*[.D15]*[.H15]*[.G15]/2" office:value-type="float" office:value="272.039939892512" calcext:value-type="float">
            <text:p>272</text:p>
          </table:table-cell>
          <table:table-cell table:style-name="ce16" table:formula="of:=[.D15]*[.L15]" office:value-type="float" office:value="497.833090003297" calcext:value-type="float">
            <text:p>498</text:p>
          </table:table-cell>
          <table:table-cell table:style-name="ce16" table:formula="of:=(1.875*[.B15]^3)" office:value-type="float" office:value="168475.780918102" calcext:value-type="float">
            <text:p>168476</text:p>
          </table:table-cell>
          <table:table-cell table:style-name="ce16" table:formula="of:=((1.875*[.B15]^3)-800)/9.81" office:value-type="float" office:value="17092.3324075537" calcext:value-type="float">
            <text:p>17092</text:p>
          </table:table-cell>
          <table:table-cell table:style-name="ce16" table:formula="of:=[.N15]/[.L15]" office:value-type="float" office:value="619.305315920412" calcext:value-type="float">
            <text:p>619</text:p>
          </table:table-cell>
          <table:table-cell table:style-name="ce31" table:formula="of:=1/((([.M15]*4)+100)/([.O15]*9.81*[.D15]))" office:value-type="float" office:value="146.723057963963" calcext:value-type="float">
            <text:p>147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5]*1.2" office:value-type="float" office:value="53.747712" calcext:value-type="float">
            <text:p>53.7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1.63" calcext:value-type="float">
            <text:p>1.6</text:p>
          </table:table-cell>
          <table:table-cell table:style-name="ce5" table:formula="of:=0.034*[.B16]^2" office:value-type="float" office:value="98.2197625379881" calcext:value-type="float">
            <text:p>98.2</text:p>
          </table:table-cell>
          <table:table-cell table:style-name="Default" table:formula="of:=IF([.C16]=&quot;water&quot;;1000000;76000)" office:value-type="float" office:value="1000000" calcext:value-type="float">
            <text:p>1000000</text:p>
          </table:table-cell>
          <table:table-cell table:style-name="Default" table:formula="of:=IF([.C16]=&quot;water&quot;;1000;1.25)" office:value-type="float" office:value="1000" calcext:value-type="float">
            <text:p>1000</text:p>
          </table:table-cell>
          <table:table-cell table:style-name="ce13" table:formula="of:=(1.1+[.D16]/100)*4.27/((LN([.K16])-0.407)^2.64)" office:value-type="float" office:value="0.00235434078170602" calcext:value-type="float">
            <text:p>0.0024</text:p>
          </table:table-cell>
          <table:table-cell table:style-name="Default" table:formula="of:=[.D16]*3.6" office:value-type="float" office:value="5.868" calcext:value-type="float">
            <text:p>5.87</text:p>
          </table:table-cell>
          <table:table-cell table:style-name="Default" table:formula="of:=[.I16]/1.854" office:value-type="float" office:value="3.16504854368932" calcext:value-type="float">
            <text:p>3.17</text:p>
          </table:table-cell>
          <table:table-cell table:style-name="ce16" table:formula="of:=[.B16]*[.D16]*[.F16]" office:value-type="float" office:value="87608770.56" calcext:value-type="float">
            <text:p>87608771</text:p>
          </table:table-cell>
          <table:table-cell table:style-name="ce18" table:formula="of:=[.E16]*[.D16]*[.D16]*[.H16]*[.G16]/2" office:value-type="float" office:value="307.194487713451" calcext:value-type="float">
            <text:p>307</text:p>
          </table:table-cell>
          <table:table-cell table:style-name="ce16" table:formula="of:=[.D16]*[.L16]" office:value-type="float" office:value="500.727014972926" calcext:value-type="float">
            <text:p>501</text:p>
          </table:table-cell>
          <table:table-cell table:style-name="ce16" table:formula="of:=(1.875*[.B16]^3)" office:value-type="float" office:value="291126.14942648" calcext:value-type="float">
            <text:p>291126</text:p>
          </table:table-cell>
          <table:table-cell table:style-name="ce16" table:formula="of:=((1.875*[.B16]^3)-800)/9.81" office:value-type="float" office:value="29594.9183920979" calcext:value-type="float">
            <text:p>29595</text:p>
          </table:table-cell>
          <table:table-cell table:style-name="ce16" table:formula="of:=[.N16]/[.L16]" office:value-type="float" office:value="947.69327273229" calcext:value-type="float">
            <text:p>948</text:p>
          </table:table-cell>
          <table:table-cell table:style-name="ce31" table:formula="of:=1/((([.M16]*4)+100)/([.O16]*9.81*[.D16]))" office:value-type="float" office:value="225.036763418717" calcext:value-type="float">
            <text:p>225</text:p>
          </table:table-cell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5" table:formula="of:=[.B16]*1.2" office:value-type="float" office:value="64.4972544" calcext:value-type="float">
            <text:p>64.5</text:p>
          </table:table-cell>
          <table:table-cell table:style-name="Default" office:value-type="string" calcext:value-type="string">
            <text:p>water</text:p>
          </table:table-cell>
          <table:table-cell table:style-name="ce5" office:value-type="float" office:value="1.45" calcext:value-type="float">
            <text:p>1.5</text:p>
          </table:table-cell>
          <table:table-cell table:style-name="ce5" table:formula="of:=0.034*[.B17]^2" office:value-type="float" office:value="141.436458054703" calcext:value-type="float">
            <text:p>141.4</text:p>
          </table:table-cell>
          <table:table-cell table:style-name="Default" table:formula="of:=IF([.C17]=&quot;water&quot;;1000000;76000)" office:value-type="float" office:value="1000000" calcext:value-type="float">
            <text:p>1000000</text:p>
          </table:table-cell>
          <table:table-cell table:style-name="Default" table:formula="of:=IF([.C17]=&quot;water&quot;;1000;1.25)" office:value-type="float" office:value="1000" calcext:value-type="float">
            <text:p>1000</text:p>
          </table:table-cell>
          <table:table-cell table:style-name="ce13" table:formula="of:=(1.1+[.D17]/100)*4.27/((LN([.K17])-0.407)^2.64)" office:value-type="float" office:value="0.00232803122972909" calcext:value-type="float">
            <text:p>0.0023</text:p>
          </table:table-cell>
          <table:table-cell table:style-name="Default" table:formula="of:=[.D17]*3.6" office:value-type="float" office:value="5.22" calcext:value-type="float">
            <text:p>5.22</text:p>
          </table:table-cell>
          <table:table-cell table:style-name="Default" table:formula="of:=[.I17]/1.854" office:value-type="float" office:value="2.81553398058252" calcext:value-type="float">
            <text:p>2.82</text:p>
          </table:table-cell>
          <table:table-cell table:style-name="ce16" table:formula="of:=[.B17]*[.D17]*[.F17]" office:value-type="float" office:value="93521018.88" calcext:value-type="float">
            <text:p>93521019</text:p>
          </table:table-cell>
          <table:table-cell table:style-name="ce18" table:formula="of:=[.E17]*[.D17]*[.D17]*[.H17]*[.G17]/2" office:value-type="float" office:value="346.143501556514" calcext:value-type="float">
            <text:p>346</text:p>
          </table:table-cell>
          <table:table-cell table:style-name="ce16" table:formula="of:=[.D17]*[.L17]" office:value-type="float" office:value="501.908077256945" calcext:value-type="float">
            <text:p>502</text:p>
          </table:table-cell>
          <table:table-cell table:style-name="ce16" table:formula="of:=(1.875*[.B17]^3)" office:value-type="float" office:value="503065.986208957" calcext:value-type="float">
            <text:p>503066</text:p>
          </table:table-cell>
          <table:table-cell table:style-name="ce16" table:formula="of:=((1.875*[.B17]^3)-800)/9.81" office:value-type="float" office:value="51199.3869733902" calcext:value-type="float">
            <text:p>51199</text:p>
          </table:table-cell>
          <table:table-cell table:style-name="ce16" table:formula="of:=[.N17]/[.L17]" office:value-type="float" office:value="1453.34517027419" calcext:value-type="float">
            <text:p>1453</text:p>
          </table:table-cell>
          <table:table-cell table:style-name="ce31" table:formula="of:=1/((([.M17]*4)+100)/([.O17]*9.81*[.D17]))" office:value-type="float" office:value="345.546837977131" calcext:value-type="float">
            <text:p>346</text:p>
          </table:table-cell>
          <table:table-cell table:style-name="Default"/>
          <table:table-cell table:number-columns-repeated="1006"/>
        </table:table-row>
        <table:table-row table:style-name="ro8"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3"/>
          <table:table-cell table:style-name="Default" table:number-columns-repeated="3"/>
          <table:table-cell table:style-name="ce18"/>
          <table:table-cell table:style-name="ce16" table:number-columns-repeated="2"/>
          <table:table-cell table:style-name="Default" table:number-columns-repeated="2"/>
          <table:table-cell table:style-name="ce27"/>
          <table:table-cell table:style-name="Default"/>
          <table:table-cell table:number-columns-repeated="1006"/>
        </table:table-row>
        <table:table-row table:style-name="ro8" table:number-rows-repeated="1048537">
          <table:table-cell table:number-columns-repeated="1024"/>
        </table:table-row>
        <table:table-row table:style-name="ro9" table:number-rows-repeated="2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ukOT-Regular" svg:font-family="SanukOT-Regular" style:font-adornments="Regular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 </number:text>
      <number:number number:decimal-places="0" number:min-integer-digits="1" number:grouping="true"/>
    </number:number-style>
    <number:number-style style:name="N109">
      <number:text>-Fr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 </number:text>
      <number:number number:decimal-places="0" number:min-integer-digits="1" number:grouping="true"/>
    </number:number-style>
    <number:number-style style:name="N110">
      <style:text-properties fo:color="#ff0000"/>
      <number:text>-Fr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 </number:text>
      <number:number number:decimal-places="2" number:min-integer-digits="1" number:grouping="true"/>
    </number:number-style>
    <number:number-style style:name="N112">
      <number:text>-Fr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 </number:text>
      <number:number number:decimal-places="2" number:min-integer-digits="1" number:grouping="true"/>
    </number:number-style>
    <number:number-style style:name="N113">
      <style:text-properties fo:color="#ff0000"/>
      <number:text>-Fr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Fr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Fr 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Fr 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F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number:percentage-style style:name="N141">
      <number:number number:decimal-places="1" number:min-integer-digits="1"/>
      <number:text>%</number:text>
    </number:percentage-style>
    <number:number-style style:name="N142">
      <number:number number:decimal-places="0" number:min-integer-digits="3"/>
    </number:number-style>
    <number:number-style style:name="N143">
      <number:number number:decimal-places="0" number:min-integer-digits="0"/>
    </number:number-style>
    <number:number-style style:name="N144">
      <number:number number:decimal-places="1" number:min-integer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style:font-name="Geneva" fo:font-family="Geneva" style:font-family-generic="swiss" style:font-pitch="variable" style:font-name-asian="Droid Sans Fallback" style:font-family-asian="'Droid Sans Fallback'" style:font-family-generic-asian="system" style:font-pitch-asian="variable" style:font-name-complex="Geneva" style:font-family-complex="Geneva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00.00.0000</text:date>, <text:time style:data-style-name="N2" text:time-value="0000-00-00T16:28:17.3989485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rag" style:display-name="PageStyle_Dra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5T17:36:23.870202946</dc:date>
    <dc:creator>Theo Schmidt</dc:creator>
    <meta:generator>LibreOffice/4.1.6.2$Linux_X86_64 LibreOffice_project/410m0$Build-2</meta:generator>
    <meta:editing-duration>PT8H51M59S</meta:editing-duration>
    <meta:editing-cycles>9</meta:editing-cycles>
    <meta:document-statistic meta:table-count="1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4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pt" style:font-size-asian="11pt" style:font-size-complex="11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50000" chart:interval-major="10000" chart:reverse-direction="false" text:line-break="false" chart:axis-position="0"/>
      <style:graphic-properties svg:stroke-color="#666666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1400" chart:reverse-direction="false" text:line-break="false" chart:axis-position="0"/>
      <style:graphic-properties svg:stroke-color="#666666"/>
      <style:text-properties fo:font-size="9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/>
      <style:graphic-properties draw:stroke-dash="Fine_20_Dashed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one"/>
      <style:graphic-properties draw:stroke-dash="Line_20_Style_20_9" svg:stroke-width="0.0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3cm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0.947cm" svg:height="12.483cm" xlink:href=".." xlink:type="simple" chart:class="chart:scatter" chart:style-name="ch1">
        <chart:subtitle svg:x="6.306cm" svg:y="7.208cm" chart:style-name="ch2">
          <text:p>Energy  cost L/D</text:p>
        </chart:subtitle>
        <chart:plot-area chart:style-name="ch3" table:cell-range-address="Drag.O5:Drag.Q17 Drag.P3:Drag.Q4" chart:data-source-has-labels="row" svg:x="0.867cm" svg:y="1.142cm" svg:width="11.456cm" svg:height="8.806cm">
          <chartooo:coordinate-region svg:x="1.859cm" svg:y="1.329cm" svg:width="9.999cm" svg:height="7.999cm"/>
          <chart:axis chart:dimension="x" chart:name="primary-x" chart:style-name="ch4">
            <chart:title svg:x="5.638cm" svg:y="10.197cm" chart:style-name="ch5">
              <text:p>Payload (kg)</text:p>
            </chart:title>
          </chart:axis>
          <chart:axis chart:dimension="y" chart:name="primary-y" chart:style-name="ch6">
            <chart:title svg:x="0cm" svg:y="6.687cm" chart:style-name="ch7">
              <text:p>Lift-todrag ratio</text:p>
            </chart:title>
          </chart:axis>
          <chart:series chart:style-name="ch8" chart:values-cell-range-address="Drag.P5:Drag.P17" chart:label-cell-address="Drag.P3:Drag.P4" chart:class="chart:scatter">
            <chart:domain table:cell-range-address="Drag.O5:Drag.O17"/>
            <chart:data-point chart:repeated="13"/>
          </chart:series>
          <chart:series chart:style-name="ch9" chart:values-cell-range-address="Drag.Q5:Drag.Q17" chart:label-cell-address="Drag.Q3:Drag.Q4" chart:class="chart:scatter">
            <chart:data-point chart:repeated="13"/>
          </chart:series>
          <chart:wall chart:style-name="ch10"/>
          <chart:floor chart:style-name="ch11"/>
        </chart:plot-area>
        <draw:frame draw:style-name="gr1" draw:text-style-name="P1" svg:width="1.281cm" svg:height="0.562cm" svg:x="5.521cm" svg:y="3.939cm">
          <draw:image xlink:href="Pictures/200000140000050100000232624F79B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Hull L/D</text:p>
                <text:list>
                  <text:list-item>
                    <text:p>Hull L/D</text:p>
                  </text:list-item>
                  <text:list-item>
                    <text:p/>
                  </text:list-item>
                </text:list>
                <draw:g>
                  <svg:desc>Drag.P3:Drag.P4</svg:desc>
                </draw:g>
              </table:table-cell>
              <table:table-cell office:value-type="string">
                <text:p>Energy cost L/D</text:p>
                <text:list>
                  <text:list-item>
                    <text:p>Energy cost L/D</text:p>
                  </text:list-item>
                  <text:list-item>
                    <text:p/>
                  </text:list-item>
                </text:list>
                <draw:g>
                  <svg:desc>Drag.Q3:Drag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098878695209">
                <text:p>16.3098878695209</text:p>
                <draw:g>
                  <svg:desc>Drag.O5:Drag.O17</svg:desc>
                </draw:g>
              </table:table-cell>
              <table:table-cell office:value-type="float" office:value="10.611341606922">
                <text:p>10.611341606922</text:p>
                <draw:g>
                  <svg:desc>Drag.P5:Drag.P17</svg:desc>
                </draw:g>
              </table:table-cell>
              <table:table-cell office:value-type="float" office:value="0.421169036008464">
                <text:p>0.421169036008464</text:p>
                <draw:g>
                  <svg:desc>Drag.Q5:Drag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582059123344">
                <text:p>109.582059123344</text:p>
              </table:table-cell>
              <table:table-cell office:value-type="float" office:value="18.0632729217463">
                <text:p>18.0632729217463</text:p>
              </table:table-cell>
              <table:table-cell office:value-type="float" office:value="2.46536743852141">
                <text:p>2.46536743852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25790010194">
                <text:p>248.725790010194</text:p>
              </table:table-cell>
              <table:table-cell office:value-type="float" office:value="27.7932899889777">
                <text:p>27.7932899889777</text:p>
              </table:table-cell>
              <table:table-cell office:value-type="float" office:value="4.98245111714118">
                <text:p>4.98245111714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.915392456677">
                <text:p>442.915392456677</text:p>
              </table:table-cell>
              <table:table-cell office:value-type="float" office:value="40.1458294899242">
                <text:p>40.1458294899242</text:p>
              </table:table-cell>
              <table:table-cell office:value-type="float" office:value="8.0681427722073">
                <text:p>8.0681427722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1.325178389399">
                <text:p>701.325178389399</text:p>
              </table:table-cell>
              <table:table-cell office:value-type="float" office:value="54.803994899919">
                <text:p>54.803994899919</text:p>
              </table:table-cell>
              <table:table-cell office:value-type="float" office:value="11.6865274043522">
                <text:p>11.6865274043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.12945973496">
                <text:p>1033.12945973496</text:p>
              </table:table-cell>
              <table:table-cell office:value-type="float" office:value="71.9926463521244">
                <text:p>71.9926463521244</text:p>
              </table:table-cell>
              <table:table-cell office:value-type="float" office:value="15.8889399489048">
                <text:p>15.8889399489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4.61569826707">
                <text:p>1844.61569826707</text:p>
              </table:table-cell>
              <table:table-cell office:value-type="float" office:value="111.001958395114">
                <text:p>111.001958395114</text:p>
              </table:table-cell>
              <table:table-cell office:value-type="float" office:value="25.30711839048">
                <text:p>25.3071183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6.86391845056">
                <text:p>3246.86391845056</text:p>
              </table:table-cell>
              <table:table-cell office:value-type="float" office:value="171.264480150081">
                <text:p>171.264480150081</text:p>
              </table:table-cell>
              <table:table-cell office:value-type="float" office:value="39.7617201186579">
                <text:p>39.7617201186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69.94884292762">
                <text:p>5669.94884292762</text:p>
              </table:table-cell>
              <table:table-cell office:value-type="float" office:value="261.421634902579">
                <text:p>261.421634902579</text:p>
              </table:table-cell>
              <table:table-cell office:value-type="float" office:value="61.3649228840733">
                <text:p>61.3649228840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57.03959242399">
                <text:p>9857.03959242399</text:p>
              </table:table-cell>
              <table:table-cell office:value-type="float" office:value="402.60304664279">
                <text:p>402.60304664279</text:p>
              </table:table-cell>
              <table:table-cell office:value-type="float" office:value="95.061032497878">
                <text:p>95.061032497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92.3324075537">
                <text:p>17092.3324075537</text:p>
              </table:table-cell>
              <table:table-cell office:value-type="float" office:value="619.305315920412">
                <text:p>619.305315920412</text:p>
              </table:table-cell>
              <table:table-cell office:value-type="float" office:value="146.723057963963">
                <text:p>146.723057963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594.9183920979">
                <text:p>29594.9183920979</text:p>
              </table:table-cell>
              <table:table-cell office:value-type="float" office:value="947.69327273229">
                <text:p>947.69327273229</text:p>
              </table:table-cell>
              <table:table-cell office:value-type="float" office:value="225.036763418717">
                <text:p>225.036763418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99.3869733902">
                <text:p>51199.3869733902</text:p>
              </table:table-cell>
              <table:table-cell office:value-type="float" office:value="1453.34517027419">
                <text:p>1453.34517027419</text:p>
              </table:table-cell>
              <table:table-cell office:value-type="float" office:value="345.546837977131">
                <text:p>345.546837977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</office:styles>
</office:document-styles>
</file>